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646in"/>
    </style:style>
    <style:style style:name="co2" style:family="table-column">
      <style:table-column-properties fo:break-before="auto" style:column-width="1.8819in"/>
    </style:style>
    <style:style style:name="co3" style:family="table-column">
      <style:table-column-properties fo:break-before="auto" style:column-width="7.0846in"/>
    </style:style>
    <style:style style:name="co4" style:family="table-column">
      <style:table-column-properties fo:break-before="auto" style:column-width="4.079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165in"/>
    </style:style>
    <style:style style:name="co7" style:family="table-column">
      <style:table-column-properties fo:break-before="auto" style:column-width="1.7984in"/>
    </style:style>
    <style:style style:name="co8" style:family="table-column">
      <style:table-column-properties fo:break-before="auto" style:column-width="2.5453in"/>
    </style:style>
    <style:style style:name="co9" style:family="table-column">
      <style:table-column-properties fo:break-before="auto" style:column-width="4.8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<text:tab/>LocalizationTrack <text:s text:c="16"/><text:tab/></text:p>
          </table:table-cell>
          <table:table-cell office:value-type="string">
            <text:p>C25 tracks robot position in 3D environment, fails when it's no longer possible to do so (not when localization is bad)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tab/>ObstacleDetection <text:s text:c="16"/><text:tab/></text:p>
          </table:table-cell>
          <table:table-cell office:value-type="string">
            <text:p>C24 detects obstacles in 3D, fails when it's no longer possible to detect objects 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tab/>PathPlanning <text:s text:c="21"/><text:tab/></text:p>
          </table:table-cell>
          <table:table-cell office:value-type="string">
            <text:p>C31 calculates paths on occupancy grids, fails when it's no longer possible to do so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tab/>Monitor(target=LiveLock) <text:s text:c="9"/><text:tab/></text:p>
          </table:table-cell>
          <table:table-cell office:value-type="string">
            <text:p>Wait for specified target event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tab/>StandUp <text:s text:c="26"/><text:tab/></text:p>
          </table:table-cell>
          <table:table-cell office:value-type="string">
            <text:p>C47 scripted motion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tab/>Monitor(target=Falling) <text:s text:c="10"/><text:tab/></text:p>
          </table:table-cell>
          <table:table-cell office:value-type="string">
            <text:p>Wait for specified target event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tab/>Monitor(target=Stable) <text:s text:c="11"/><text:tab/></text:p>
          </table:table-cell>
          <table:table-cell office:value-type="string">
            <text:p>Wait for specified target event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tab/>PostureControl(pose=stabilization)<text:tab/></text:p>
          </table:table-cell>
          <table:table-cell office:value-type="string">
            <text:p>C45 given a pose it executes it 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tab/>SearchObject(target=Gate) <text:s text:c="8"/><text:tab/></text:p>
          </table:table-cell>
          <table:table-cell office:value-type="string">
            <text:p>C24 Actually moves the robot until the object is visible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tab/>TrackObject(target=Gate) <text:s text:c="9"/><text:tab/></text:p>
          </table:table-cell>
          <table:table-cell office:value-type="string">
            <text:p>C23 Tracks object A position withing the image, fails if there is no longer a method to predict it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tab/>Monitor(target=Stable) <text:s text:c="11"/><text:tab/></text:p>
          </table:table-cell>
          <table:table-cell office:value-type="string">
            <text:p>Wait for specified target event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tab/>PostureControl(pose=stabilization)<text:tab/></text:p>
          </table:table-cell>
          <table:table-cell office:value-type="string">
            <text:p>C45 given a pose it executes it 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tab/>PushHMI(data=panoramic_image) <text:s text:c="4"/><text:tab/></text:p>
          </table:table-cell>
          <table:table-cell office:value-type="string">
            <text:p>data=occupancy_grid - C11 it retrieves the occupancy grid and sends it back to the operator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tab/>PushHMI(data=occupancy_grid) <text:s text:c="5"/><text:tab/></text:p>
          </table:table-cell>
          <table:table-cell office:value-type="string">
            <text:p>data=occupancy_grid - C11 it retrieves the occupancy grid and sends it back to the operator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tab/>PushHMI(data=path) <text:s text:c="15"/><text:tab/></text:p>
          </table:table-cell>
          <table:table-cell office:value-type="string">
            <text:p>data=occupancy_grid - C11 it retrieves the occupancy grid and sends it back to the operator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tab/>HMIResponce <text:s text:c="22"/><text:tab/></text:p>
          </table:table-cell>
          <table:table-cell office:value-type="string">
            <text:p>C11 receives data from OCU (TCP/UDP/ROS whatever chosen) and updates the relevant tasks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tab/>Monitor(target=Timeout) <text:s text:c="10"/><text:tab/></text:p>
          </table:table-cell>
          <table:table-cell office:value-type="string">
            <text:p>Wait for specified target event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tab/>PathPlanningFocus(target=Gate) <text:s text:c="3"/><text:tab/></text:p>
          </table:table-cell>
          <table:table-cell office:value-type="string">
            <text:p>C31 Path planner should set the planning for target A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tab/>TurnTo(target=Gate) <text:s text:c="14"/><text:tab/></text:p>
          </table:table-cell>
          <table:table-cell office:value-type="string">
            <text:p>C41 it gets the locations of A from the perception services and turns towards it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tab/>WalkTypeSelector <text:s text:c="17"/><text:tab/>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tab/>ZmpWalk <text:s text:c="26"/><text:tab/>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tab/>QuaziStatyWalk <text:s text:c="19"/><text:tab/></text:p>
          </table:table-cell>
          <table:table-cell office:value-type="string">
            <text:p>null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tab/>untilOperatorIntervention <text:s text:c="8"/><text:tab/></text:p>
          </table:table-cell>
          <table:table-cell office:value-type="string">
            <text:p>C11: Task-Condition, that return when Operator needs intervation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tab/>whileSolution <text:s text:c="20"/><text:tab/></text:p>
          </table:table-cell>
          <table:table-cell table:style-name="ce1" office:value-type="string">
            <text:p><text:s/>C31:Task-Condition of PathPlanner, that return <text:s/>when no path planned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tab/>Monitor(target=Stable) <text:s text:c="11"/><text:tab/></text:p>
          </table:table-cell>
          <table:table-cell office:value-type="string">
            <text:p>Wait for specified target event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tab/>PostureControl(pose=stabilization)<text:tab/></text:p>
          </table:table-cell>
          <table:table-cell office:value-type="string">
            <text:p>C45 given a pose it executes it 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tab/>PushHMI(data=panoramic_image) <text:s text:c="4"/><text:tab/></text:p>
          </table:table-cell>
          <table:table-cell office:value-type="string">
            <text:p>data=occupancy_grid - C11 it retrieves the occupancy grid and sends it back to the operator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tab/>HMIResponce <text:s text:c="22"/><text:tab/></text:p>
          </table:table-cell>
          <table:table-cell office:value-type="string">
            <text:p>C11 receives data from OCU (TCP/UDP/ROS whatever chosen) and updates the relevant tasks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tab/>Monitor(target=Timeout) <text:s text:c="10"/><text:tab/></text:p>
          </table:table-cell>
          <table:table-cell office:value-type="string">
            <text:p>Wait for specified target event</text:p>
          </table:table-cell>
          <table:table-cell/>
        </table:table-row>
      </table:table>
      <table:table table:name="Sheet1_3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<text:tab/>LocalizationTrack <text:s text:c="14"/><text:tab/></text:p>
          </table:table-cell>
          <table:table-cell office:value-type="string">
            <text:p>C25 tracks robot position in 3D environment, fails when it's no longer possible to do so (not when localization is bad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tab/>ObstacleDetection <text:s text:c="14"/><text:tab/></text:p>
          </table:table-cell>
          <table:table-cell office:value-type="string">
            <text:p>C24 detects obstacles in 3D, fails when it's no longer possible to detect objects </text:p>
          </table:table-cell>
        </table:table-row>
        <table:table-row table:style-name="ro1">
          <table:table-cell office:value-type="string">
            <text:p><text:s text:c="3"/>3<text:tab/></text:p>
          </table:table-cell>
          <table:table-cell office:value-type="string">
            <text:p>PathPlanning <text:s text:c="19"/><text:tab/></text:p>
          </table:table-cell>
          <table:table-cell office:value-type="string">
            <text:p>C31 calculates paths on occupancy grids, fails when it's no longer possible to do s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tab/>Monitor(target=LiveLock) <text:s text:c="7"/><text:tab/></text:p>
          </table:table-cell>
          <table:table-cell office:value-type="string">
            <text:p>Wait for specified target event</text:p>
          </table:table-cell>
        </table:table-row>
        <table:table-row table:style-name="ro1">
          <table:table-cell office:value-type="string">
            <text:p><text:s text:c="3"/>5<text:tab/></text:p>
          </table:table-cell>
          <table:table-cell office:value-type="string">
            <text:p>StandUp <text:s text:c="24"/><text:tab/></text:p>
          </table:table-cell>
          <table:table-cell office:value-type="string">
            <text:p>C47 scripted motion</text:p>
          </table:table-cell>
        </table:table-row>
        <table:table-row table:style-name="ro1">
          <table:table-cell office:value-type="string">
            <text:p><text:s text:c="3"/>6<text:tab/></text:p>
          </table:table-cell>
          <table:table-cell office:value-type="string">
            <text:p>Monitor(target=Falling) <text:s text:c="8"/><text:tab/></text:p>
          </table:table-cell>
          <table:table-cell office:value-type="string">
            <text:p>Wait for specified target event</text:p>
          </table:table-cell>
        </table:table-row>
        <table:table-row table:style-name="ro1">
          <table:table-cell office:value-type="string">
            <text:p><text:s text:c="3"/>7<text:tab/></text:p>
          </table:table-cell>
          <table:table-cell office:value-type="string">
            <text:p>isObjectInHand(target=right) <text:s text:c="3"/><text:tab/></text:p>
          </table:table-cell>
          <table:table-cell office:value-type="string">
            <text:p>C66 returns if there is an object in one of the hands</text:p>
          </table:table-cell>
        </table:table-row>
        <table:table-row table:style-name="ro1">
          <table:table-cell office:value-type="string">
            <text:p><text:s text:c="3"/>8<text:tab/></text:p>
          </table:table-cell>
          <table:table-cell office:value-type="string">
            <text:p>Monitor(target=Stable) <text:s text:c="9"/><text:tab/></text:p>
          </table:table-cell>
          <table:table-cell office:value-type="string">
            <text:p>Wait for specified target event</text:p>
          </table:table-cell>
        </table:table-row>
        <table:table-row table:style-name="ro1">
          <table:table-cell office:value-type="string">
            <text:p><text:s text:c="3"/>9<text:tab/></text:p>
          </table:table-cell>
          <table:table-cell office:value-type="string">
            <text:p>PostureControl(pose=stabilize) <text:s/><text:tab/></text:p>
          </table:table-cell>
          <table:table-cell office:value-type="string">
            <text:p>C45 given a pose it executes it </text:p>
          </table:table-cell>
        </table:table-row>
        <table:table-row table:style-name="ro1">
          <table:table-cell office:value-type="string">
            <text:p><text:s text:c="2"/>10<text:tab/></text:p>
          </table:table-cell>
          <table:table-cell office:value-type="string">
            <text:p>SearchObject(target=Pipe) <text:s text:c="6"/><text:tab/></text:p>
          </table:table-cell>
          <table:table-cell office:value-type="string">
            <text:p>C24 Actually moves the robot until the object is visible</text:p>
          </table:table-cell>
        </table:table-row>
        <table:table-row table:style-name="ro1">
          <table:table-cell office:value-type="string">
            <text:p><text:s text:c="2"/>11<text:tab/></text:p>
          </table:table-cell>
          <table:table-cell office:value-type="string">
            <text:p>PushHMI(data=panoramic_image) <text:s text:c="2"/><text:tab/></text:p>
          </table:table-cell>
          <table:table-cell office:value-type="string">
            <text:p>data=occupancy_grid - C11 it retrieves the occupancy grid and sends it back to the operator</text:p>
          </table:table-cell>
        </table:table-row>
        <table:table-row table:style-name="ro1">
          <table:table-cell office:value-type="string">
            <text:p><text:s text:c="2"/>12<text:tab/></text:p>
          </table:table-cell>
          <table:table-cell office:value-type="string">
            <text:p>HMIResponse <text:s text:c="20"/><text:tab/></text:p>
          </table:table-cell>
          <table:table-cell office:value-type="string">
            <text:p>C11 receives data from OCU (TCP/UDP/ROS whatever chosen) and updates the relevant tasks</text:p>
          </table:table-cell>
        </table:table-row>
        <table:table-row table:style-name="ro1">
          <table:table-cell office:value-type="string">
            <text:p><text:s text:c="2"/>13<text:tab/></text:p>
          </table:table-cell>
          <table:table-cell office:value-type="string">
            <text:p>Monitor(target=Timeout) <text:s text:c="8"/><text:tab/></text:p>
          </table:table-cell>
          <table:table-cell office:value-type="string">
            <text:p>Wait for specified target event</text:p>
          </table:table-cell>
        </table:table-row>
        <table:table-row table:style-name="ro1">
          <table:table-cell office:value-type="string">
            <text:p><text:s text:c="2"/>14<text:tab/></text:p>
          </table:table-cell>
          <table:table-cell office:value-type="string">
            <text:p>TrackObject(target=Hose) <text:s text:c="7"/><text:tab/></text:p>
          </table:table-cell>
          <table:table-cell office:value-type="string">
            <text:p>C23 Tracks object A position withing the image, fails if there is no longer a method to predict it</text:p>
          </table:table-cell>
        </table:table-row>
        <table:table-row table:style-name="ro1">
          <table:table-cell office:value-type="string">
            <text:p><text:s text:c="2"/>15<text:tab/></text:p>
          </table:table-cell>
          <table:table-cell office:value-type="string">
            <text:p>PathPlanningFocus(target=Hose) <text:s/><text:tab/></text:p>
          </table:table-cell>
          <table:table-cell office:value-type="string">
            <text:p>C31 Path planner should set the planning for target A</text:p>
          </table:table-cell>
        </table:table-row>
        <table:table-row table:style-name="ro1">
          <table:table-cell office:value-type="string">
            <text:p><text:s text:c="2"/>16<text:tab/></text:p>
          </table:table-cell>
          <table:table-cell office:value-type="string">
            <text:p>TurnTo(target=Hose) <text:s text:c="12"/><text:tab/></text:p>
          </table:table-cell>
          <table:table-cell office:value-type="string">
            <text:p>C41 it gets the locations of A from the perception services and turns towards it</text:p>
          </table:table-cell>
        </table:table-row>
        <table:table-row table:style-name="ro1">
          <table:table-cell office:value-type="string">
            <text:p><text:s text:c="2"/>17<text:tab/></text:p>
          </table:table-cell>
          <table:table-cell office:value-type="string">
            <text:p>Monitor(target=Stable) <text:s text:c="9"/><text:tab/></text:p>
          </table:table-cell>
          <table:table-cell office:value-type="string">
            <text:p>Wait for specified target event</text:p>
          </table:table-cell>
        </table:table-row>
        <table:table-row table:style-name="ro1">
          <table:table-cell office:value-type="string">
            <text:p><text:s text:c="2"/>18<text:tab/></text:p>
          </table:table-cell>
          <table:table-cell office:value-type="string">
            <text:p>PostureControl(pose=stabilize) <text:s/><text:tab/></text:p>
          </table:table-cell>
          <table:table-cell office:value-type="string">
            <text:p>C45 given a pose it executes it </text:p>
          </table:table-cell>
        </table:table-row>
        <table:table-row table:style-name="ro1">
          <table:table-cell office:value-type="string">
            <text:p><text:s text:c="2"/>19<text:tab/></text:p>
          </table:table-cell>
          <table:table-cell office:value-type="string">
            <text:p>PushHMI(data=panoramic_image) <text:s text:c="2"/><text:tab/></text:p>
          </table:table-cell>
          <table:table-cell office:value-type="string">
            <text:p>data=occupancy_grid - C11 it retrieves the occupancy grid and sends it back to the operator</text:p>
          </table:table-cell>
        </table:table-row>
        <table:table-row table:style-name="ro1">
          <table:table-cell office:value-type="string">
            <text:p><text:s text:c="2"/>20<text:tab/></text:p>
          </table:table-cell>
          <table:table-cell office:value-type="string">
            <text:p>PushHMI(data=occupancy_grid) <text:s text:c="3"/><text:tab/></text:p>
          </table:table-cell>
          <table:table-cell office:value-type="string">
            <text:p>data=occupancy_grid - C11 it retrieves the occupancy grid and sends it back to the operator</text:p>
          </table:table-cell>
        </table:table-row>
        <table:table-row table:style-name="ro1">
          <table:table-cell office:value-type="string">
            <text:p><text:s text:c="2"/>21<text:tab/></text:p>
          </table:table-cell>
          <table:table-cell office:value-type="string">
            <text:p>PushHMI(data=path) <text:s text:c="13"/><text:tab/></text:p>
          </table:table-cell>
          <table:table-cell office:value-type="string">
            <text:p>data=occupancy_grid - C11 it retrieves the occupancy grid and sends it back to the operator</text:p>
          </table:table-cell>
        </table:table-row>
        <table:table-row table:style-name="ro1">
          <table:table-cell office:value-type="string">
            <text:p><text:s text:c="2"/>22<text:tab/></text:p>
          </table:table-cell>
          <table:table-cell office:value-type="string">
            <text:p>HMIResponse <text:s text:c="20"/><text:tab/></text:p>
          </table:table-cell>
          <table:table-cell office:value-type="string">
            <text:p>C11 receives data from OCU (TCP/UDP/ROS whatever chosen) and updates the relevant tasks</text:p>
          </table:table-cell>
        </table:table-row>
        <table:table-row table:style-name="ro1">
          <table:table-cell office:value-type="string">
            <text:p><text:s text:c="2"/>23<text:tab/></text:p>
          </table:table-cell>
          <table:table-cell office:value-type="string">
            <text:p>Monitor(target=Timeout) <text:s text:c="8"/><text:tab/></text:p>
          </table:table-cell>
          <table:table-cell office:value-type="string">
            <text:p>Wait for specified target event</text:p>
          </table:table-cell>
        </table:table-row>
        <table:table-row table:style-name="ro1">
          <table:table-cell office:value-type="string">
            <text:p><text:s text:c="2"/>24<text:tab/></text:p>
          </table:table-cell>
          <table:table-cell office:value-type="string">
            <text:p>QuaziStatyWalk <text:s text:c="17"/><text:tab/>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string">
            <text:p><text:s text:c="2"/>25<text:tab/></text:p>
          </table:table-cell>
          <table:table-cell office:value-type="string">
            <text:p>PickUp(target=Hose) <text:s text:c="12"/><text:tab/></text:p>
          </table:table-cell>
          <table:table-cell office:value-type="string">
            <text:p>C66 pick up an object (without walking)</text:p>
          </table:table-cell>
        </table:table-row>
        <table:table-row table:style-name="ro1">
          <table:table-cell office:value-type="string">
            <text:p><text:s text:c="2"/>26<text:tab/></text:p>
          </table:table-cell>
          <table:table-cell office:value-type="string">
            <text:p>SearchObject(target=Pipe) <text:s text:c="6"/><text:tab/></text:p>
          </table:table-cell>
          <table:table-cell office:value-type="string">
            <text:p>C24 Actually moves the robot until the object is visible</text:p>
          </table:table-cell>
        </table:table-row>
        <table:table-row table:style-name="ro1">
          <table:table-cell office:value-type="string">
            <text:p><text:s text:c="2"/>27<text:tab/></text:p>
          </table:table-cell>
          <table:table-cell office:value-type="string">
            <text:p>whileObjectInHands <text:s text:c="13"/><text:tab/></text:p>
          </table:table-cell>
          <table:table-cell office:value-type="string">
            <text:p>C66 returns if there is no more an object in one of the hands</text:p>
          </table:table-cell>
        </table:table-row>
        <table:table-row table:style-name="ro1">
          <table:table-cell office:value-type="string">
            <text:p><text:s text:c="2"/>28<text:tab/></text:p>
          </table:table-cell>
          <table:table-cell office:value-type="string">
            <text:p>TrackObject(target=Pipe) <text:s text:c="7"/><text:tab/></text:p>
          </table:table-cell>
          <table:table-cell office:value-type="string">
            <text:p>C23 Tracks object A position withing the image, fails if there is no longer a method to predict it</text:p>
          </table:table-cell>
        </table:table-row>
        <table:table-row table:style-name="ro1">
          <table:table-cell office:value-type="string">
            <text:p><text:s text:c="2"/>29<text:tab/></text:p>
          </table:table-cell>
          <table:table-cell office:value-type="string">
            <text:p>PathPlanningFocus(target=Pipe) <text:s/><text:tab/></text:p>
          </table:table-cell>
          <table:table-cell office:value-type="string">
            <text:p>C31 Path planner should set the planning for target A</text:p>
          </table:table-cell>
        </table:table-row>
        <table:table-row table:style-name="ro1">
          <table:table-cell office:value-type="string">
            <text:p><text:s text:c="2"/>30<text:tab/></text:p>
          </table:table-cell>
          <table:table-cell office:value-type="string">
            <text:p>TurnTo(target=Pipe) <text:s text:c="12"/><text:tab/></text:p>
          </table:table-cell>
          <table:table-cell office:value-type="string">
            <text:p>C41 it gets the locations of A from the perception services and turns towards it</text:p>
          </table:table-cell>
        </table:table-row>
        <table:table-row table:style-name="ro1">
          <table:table-cell office:value-type="string">
            <text:p><text:s text:c="2"/>31<text:tab/></text:p>
          </table:table-cell>
          <table:table-cell office:value-type="string">
            <text:p>Monitor(target=Stable) <text:s text:c="9"/><text:tab/></text:p>
          </table:table-cell>
          <table:table-cell office:value-type="string">
            <text:p>Wait for specified target event</text:p>
          </table:table-cell>
        </table:table-row>
        <table:table-row table:style-name="ro1">
          <table:table-cell office:value-type="string">
            <text:p><text:s text:c="2"/>32<text:tab/></text:p>
          </table:table-cell>
          <table:table-cell office:value-type="string">
            <text:p>PostureControl(pose=stabilize) <text:s/><text:tab/></text:p>
          </table:table-cell>
          <table:table-cell office:value-type="string">
            <text:p>C45 given a pose it executes it </text:p>
          </table:table-cell>
        </table:table-row>
        <table:table-row table:style-name="ro1">
          <table:table-cell office:value-type="string">
            <text:p><text:s text:c="2"/>33<text:tab/></text:p>
          </table:table-cell>
          <table:table-cell office:value-type="string">
            <text:p>PushHMI(data=panoramic_image) <text:s text:c="2"/><text:tab/></text:p>
          </table:table-cell>
          <table:table-cell office:value-type="string">
            <text:p>data=occupancy_grid - C11 it retrieves the occupancy grid and sends it back to the operator</text:p>
          </table:table-cell>
        </table:table-row>
        <table:table-row table:style-name="ro1">
          <table:table-cell office:value-type="string">
            <text:p><text:s text:c="2"/>34<text:tab/></text:p>
          </table:table-cell>
          <table:table-cell office:value-type="string">
            <text:p>PushHMI(data=occupancy_grid) <text:s text:c="3"/><text:tab/></text:p>
          </table:table-cell>
          <table:table-cell office:value-type="string">
            <text:p>data=occupancy_grid - C11 it retrieves the occupancy grid and sends it back to the operator</text:p>
          </table:table-cell>
        </table:table-row>
        <table:table-row table:style-name="ro1">
          <table:table-cell office:value-type="string">
            <text:p><text:s text:c="2"/>35<text:tab/></text:p>
          </table:table-cell>
          <table:table-cell office:value-type="string">
            <text:p>PushHMI(data=path) <text:s text:c="13"/><text:tab/></text:p>
          </table:table-cell>
          <table:table-cell office:value-type="string">
            <text:p>data=occupancy_grid - C11 it retrieves the occupancy grid and sends it back to the operator</text:p>
          </table:table-cell>
        </table:table-row>
        <table:table-row table:style-name="ro1">
          <table:table-cell office:value-type="string">
            <text:p><text:s text:c="2"/>36<text:tab/></text:p>
          </table:table-cell>
          <table:table-cell office:value-type="string">
            <text:p>HMIResponse <text:s text:c="20"/><text:tab/></text:p>
          </table:table-cell>
          <table:table-cell office:value-type="string">
            <text:p>C11 receives data from OCU (TCP/UDP/ROS whatever chosen) and updates the relevant tasks</text:p>
          </table:table-cell>
        </table:table-row>
        <table:table-row table:style-name="ro1">
          <table:table-cell office:value-type="string">
            <text:p><text:s text:c="2"/>37<text:tab/></text:p>
          </table:table-cell>
          <table:table-cell office:value-type="string">
            <text:p>Monitor(target=Timeout) <text:s text:c="8"/><text:tab/></text:p>
          </table:table-cell>
          <table:table-cell office:value-type="string">
            <text:p>Wait for specified target event</text:p>
          </table:table-cell>
        </table:table-row>
        <table:table-row table:style-name="ro1">
          <table:table-cell office:value-type="string">
            <text:p><text:s text:c="2"/>38<text:tab/></text:p>
          </table:table-cell>
          <table:table-cell office:value-type="string">
            <text:p>QuaziStatyWalk <text:s text:c="17"/><text:tab/>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string">
            <text:p><text:s text:c="2"/>39<text:tab/></text:p>
          </table:table-cell>
          <table:table-cell office:value-type="string">
            <text:p>Monitor(target=Stable) <text:s text:c="9"/><text:tab/></text:p>
          </table:table-cell>
          <table:table-cell office:value-type="string">
            <text:p>Wait for specified target event</text:p>
          </table:table-cell>
        </table:table-row>
        <table:table-row table:style-name="ro1">
          <table:table-cell office:value-type="string">
            <text:p><text:s text:c="2"/>40<text:tab/></text:p>
          </table:table-cell>
          <table:table-cell office:value-type="string">
            <text:p>PostureControl(pose=stabilize) <text:s/><text:tab/></text:p>
          </table:table-cell>
          <table:table-cell office:value-type="string">
            <text:p>C45 given a pose it executes it </text:p>
          </table:table-cell>
        </table:table-row>
        <table:table-row table:style-name="ro1">
          <table:table-cell office:value-type="string">
            <text:p><text:s text:c="2"/>41<text:tab/></text:p>
          </table:table-cell>
          <table:table-cell office:value-type="string">
            <text:p>AlignObjects <text:s text:c="19"/><text:tab/></text:p>
          </table:table-cell>
          <table:table-cell office:value-type="string">
            <text:p>C66 Align objects A and B</text:p>
          </table:table-cell>
        </table:table-row>
        <table:table-row table:style-name="ro1">
          <table:table-cell office:value-type="string">
            <text:p><text:s text:c="2"/>42<text:tab/></text:p>
          </table:table-cell>
          <table:table-cell office:value-type="string">
            <text:p>PushHMI(data=objects) <text:s text:c="10"/><text:tab/></text:p>
          </table:table-cell>
          <table:table-cell office:value-type="string">
            <text:p>data=occupancy_grid - C11 it retrieves the occupancy grid and sends it back to the operator</text:p>
          </table:table-cell>
        </table:table-row>
        <table:table-row table:style-name="ro1">
          <table:table-cell office:value-type="string">
            <text:p><text:s text:c="2"/>43<text:tab/></text:p>
          </table:table-cell>
          <table:table-cell office:value-type="string">
            <text:p>HMIResponse <text:s text:c="20"/><text:tab/></text:p>
          </table:table-cell>
          <table:table-cell office:value-type="string">
            <text:p>C11 receives data from OCU (TCP/UDP/ROS whatever chosen) and updates the relevant tasks</text:p>
          </table:table-cell>
        </table:table-row>
        <table:table-row table:style-name="ro1">
          <table:table-cell office:value-type="string">
            <text:p><text:s text:c="2"/>44<text:tab/></text:p>
          </table:table-cell>
          <table:table-cell office:value-type="string">
            <text:p>Monitor(target=Timeout) <text:s text:c="8"/><text:tab/></text:p>
          </table:table-cell>
          <table:table-cell office:value-type="string">
            <text:p>Wait for specified target event</text:p>
          </table:table-cell>
        </table:table-row>
        <table:table-row table:style-name="ro1">
          <table:table-cell office:value-type="string">
            <text:p><text:s text:c="2"/>45<text:tab/></text:p>
          </table:table-cell>
          <table:table-cell office:value-type="string">
            <text:p>ObjectAttachment <text:s text:c="15"/><text:tab/></text:p>
          </table:table-cell>
          <table:table-cell office:value-type="string">
            <text:p>C66 Attach object A to B</text:p>
          </table:table-cell>
        </table:table-row>
        <table:table-row table:style-name="ro1">
          <table:table-cell office:value-type="string">
            <text:p><text:s text:c="2"/>46<text:tab/></text:p>
          </table:table-cell>
          <table:table-cell office:value-type="string">
            <text:p>Monitor(target=Timeout) <text:s text:c="8"/><text:tab/></text:p>
          </table:table-cell>
          <table:table-cell office:value-type="string">
            <text:p>Wait for specified target event</text:p>
          </table:table-cell>
        </table:table-row>
        <table:table-row table:style-name="ro1">
          <table:table-cell office:value-type="string">
            <text:p><text:s text:c="2"/>47<text:tab/></text:p>
          </table:table-cell>
          <table:table-cell office:value-type="string">
            <text:p>PushHMI(data=objects) <text:s text:c="10"/><text:tab/></text:p>
          </table:table-cell>
          <table:table-cell office:value-type="string">
            <text:p>data=occupancy_grid - C11 it retrieves the occupancy grid and sends it back to the operator</text:p>
          </table:table-cell>
        </table:table-row>
        <table:table-row table:style-name="ro1">
          <table:table-cell office:value-type="string">
            <text:p><text:s text:c="2"/>48<text:tab/></text:p>
          </table:table-cell>
          <table:table-cell office:value-type="string">
            <text:p>HMIResponse <text:s text:c="20"/><text:tab/></text:p>
          </table:table-cell>
          <table:table-cell office:value-type="string">
            <text:p>C11 receives data from OCU (TCP/UDP/ROS whatever chosen) and updates the relevant tasks</text:p>
          </table:table-cell>
        </table:table-row>
        <table:table-row table:style-name="ro1">
          <table:table-cell office:value-type="string">
            <text:p><text:s text:c="2"/>49<text:tab/></text:p>
          </table:table-cell>
          <table:table-cell office:value-type="string">
            <text:p>ValidateConnection <text:s text:c="13"/><text:tab/></text:p>
          </table:table-cell>
          <table:table-cell/>
        </table:table-row>
        <table:table-row table:style-name="ro1">
          <table:table-cell office:value-type="string">
            <text:p><text:s text:c="2"/>50<text:tab/></text:p>
          </table:table-cell>
          <table:table-cell office:value-type="string">
            <text:p>ReverseAttachment <text:s text:c="14"/><text:tab/></text:p>
          </table:table-cell>
          <table:table-cell office:value-type="string">
            <text:p>C66 reverse the attachment and return hands to start position (with object in hand)</text:p>
          </table:table-cell>
        </table:table-row>
        <table:table-row table:style-name="ro1">
          <table:table-cell office:value-type="string">
            <text:p><text:s text:c="2"/>51<text:tab/></text:p>
          </table:table-cell>
          <table:table-cell office:value-type="string">
            <text:p>PathPlanningFocus(target=Spigot)<text:tab/></text:p>
          </table:table-cell>
          <table:table-cell office:value-type="string">
            <text:p>C31 Path planner should set the planning for target A</text:p>
          </table:table-cell>
        </table:table-row>
        <table:table-row table:style-name="ro1">
          <table:table-cell office:value-type="string">
            <text:p><text:s text:c="2"/>52<text:tab/></text:p>
          </table:table-cell>
          <table:table-cell office:value-type="string">
            <text:p>TurnTo(target=Spigot) <text:s text:c="10"/><text:tab/></text:p>
          </table:table-cell>
          <table:table-cell office:value-type="string">
            <text:p>C41 it gets the locations of A from the perception services and turns towards it</text:p>
          </table:table-cell>
        </table:table-row>
        <table:table-row table:style-name="ro1">
          <table:table-cell office:value-type="string">
            <text:p><text:s text:c="2"/>53<text:tab/></text:p>
          </table:table-cell>
          <table:table-cell office:value-type="string">
            <text:p>Monitor(target=Stable) <text:s text:c="9"/><text:tab/></text:p>
          </table:table-cell>
          <table:table-cell office:value-type="string">
            <text:p>Wait for specified target event</text:p>
          </table:table-cell>
        </table:table-row>
        <table:table-row table:style-name="ro1">
          <table:table-cell office:value-type="string">
            <text:p><text:s text:c="2"/>54<text:tab/></text:p>
          </table:table-cell>
          <table:table-cell office:value-type="string">
            <text:p>PostureControl(pose=stabilize) <text:s/><text:tab/></text:p>
          </table:table-cell>
          <table:table-cell office:value-type="string">
            <text:p>C45 given a pose it executes it </text:p>
          </table:table-cell>
        </table:table-row>
        <table:table-row table:style-name="ro1">
          <table:table-cell office:value-type="string">
            <text:p><text:s text:c="2"/>55<text:tab/></text:p>
          </table:table-cell>
          <table:table-cell office:value-type="string">
            <text:p>PushHMI(data=panoramic_image) <text:s text:c="2"/><text:tab/></text:p>
          </table:table-cell>
          <table:table-cell office:value-type="string">
            <text:p>data=occupancy_grid - C11 it retrieves the occupancy grid and sends it back to the operator</text:p>
          </table:table-cell>
        </table:table-row>
        <table:table-row table:style-name="ro1">
          <table:table-cell office:value-type="string">
            <text:p><text:s text:c="2"/>56<text:tab/></text:p>
          </table:table-cell>
          <table:table-cell office:value-type="string">
            <text:p>PushHMI(data=occupancy_grid) <text:s text:c="3"/><text:tab/></text:p>
          </table:table-cell>
          <table:table-cell office:value-type="string">
            <text:p>data=occupancy_grid - C11 it retrieves the occupancy grid and sends it back to the operator</text:p>
          </table:table-cell>
        </table:table-row>
        <table:table-row table:style-name="ro1">
          <table:table-cell office:value-type="string">
            <text:p><text:s text:c="2"/>57<text:tab/></text:p>
          </table:table-cell>
          <table:table-cell office:value-type="string">
            <text:p>PushHMI(data=path) <text:s text:c="13"/><text:tab/></text:p>
          </table:table-cell>
          <table:table-cell office:value-type="string">
            <text:p>data=occupancy_grid - C11 it retrieves the occupancy grid and sends it back to the operator</text:p>
          </table:table-cell>
        </table:table-row>
        <table:table-row table:style-name="ro1">
          <table:table-cell office:value-type="string">
            <text:p><text:s text:c="2"/>58<text:tab/></text:p>
          </table:table-cell>
          <table:table-cell office:value-type="string">
            <text:p>HMIResponse <text:s text:c="20"/><text:tab/></text:p>
          </table:table-cell>
          <table:table-cell office:value-type="string">
            <text:p>C11 receives data from OCU (TCP/UDP/ROS whatever chosen) and updates the relevant tasks</text:p>
          </table:table-cell>
        </table:table-row>
        <table:table-row table:style-name="ro1">
          <table:table-cell office:value-type="string">
            <text:p><text:s text:c="2"/>59<text:tab/></text:p>
          </table:table-cell>
          <table:table-cell office:value-type="string">
            <text:p>Monitor(target=Timeout) <text:s text:c="8"/><text:tab/></text:p>
          </table:table-cell>
          <table:table-cell office:value-type="string">
            <text:p>Wait for specified target event</text:p>
          </table:table-cell>
        </table:table-row>
        <table:table-row table:style-name="ro1">
          <table:table-cell office:value-type="string">
            <text:p><text:s text:c="2"/>60<text:tab/></text:p>
          </table:table-cell>
          <table:table-cell office:value-type="string">
            <text:p>QuaziStatyWalk <text:s text:c="17"/><text:tab/>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string">
            <text:p><text:s text:c="2"/>61<text:tab/></text:p>
          </table:table-cell>
          <table:table-cell office:value-type="string">
            <text:p>Monitor(target=Stable) <text:s text:c="9"/><text:tab/></text:p>
          </table:table-cell>
          <table:table-cell office:value-type="string">
            <text:p>Wait for specified target event</text:p>
          </table:table-cell>
        </table:table-row>
        <table:table-row table:style-name="ro1">
          <table:table-cell office:value-type="string">
            <text:p><text:s text:c="2"/>62<text:tab/></text:p>
          </table:table-cell>
          <table:table-cell office:value-type="string">
            <text:p>PostureControl(pose=stabilize) <text:s/><text:tab/></text:p>
          </table:table-cell>
          <table:table-cell office:value-type="string">
            <text:p>C45 given a pose it executes it </text:p>
          </table:table-cell>
        </table:table-row>
        <table:table-row table:style-name="ro1">
          <table:table-cell office:value-type="string">
            <text:p><text:s text:c="2"/>63<text:tab/></text:p>
          </table:table-cell>
          <table:table-cell office:value-type="string">
            <text:p>OpenSpigot <text:s text:c="21"/><text:tab/></text:p>
          </table:table-cell>
          <table:table-cell office:value-type="string">
            <text:p>null</text:p>
          </table:table-cell>
        </table:table-row>
      </table:table>
      <table:table table:name="Sheet1_4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<text:tab/>LocalizationTrack <text:s text:c="32"/></text:p>
          </table:table-cell>
          <table:table-cell office:value-type="string">
            <text:p><text:tab/>C25 tracks robot position in 3D environment, fails when it's no longer possible to do so (not when localization is bad)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tab/>ObstacleDetection <text:s text:c="32"/></text:p>
          </table:table-cell>
          <table:table-cell office:value-type="string">
            <text:p><text:tab/>C24 detects obstacles in 3D, fails when it's no longer possible to detect objects 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tab/>Monitor(target=LiveLock) <text:s text:c="25"/></text:p>
          </table:table-cell>
          <table:table-cell office:value-type="string">
            <text:p><text:tab/>Wait for specified target event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tab/>PathPlanning <text:s text:c="37"/></text:p>
          </table:table-cell>
          <table:table-cell office:value-type="string">
            <text:p><text:tab/>C31 calculates paths on occupancy grids, fails when it's no longer possible to do so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tab/>StandUp <text:s text:c="42"/></text:p>
          </table:table-cell>
          <table:table-cell office:value-type="string">
            <text:p><text:tab/>C47 scripted motion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tab/>Monitor(target=Falling) <text:s text:c="26"/></text:p>
          </table:table-cell>
          <table:table-cell office:value-type="string">
            <text:p><text:tab/>Wait for specified target event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tab/>SearchObject(target=CarEntry) <text:s text:c="20"/></text:p>
          </table:table-cell>
          <table:table-cell office:value-type="string">
            <text:p><text:tab/>C24 Actually moves the robot until the object is visible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tab/>TrackObject(target=CarEntry) <text:s text:c="21"/></text:p>
          </table:table-cell>
          <table:table-cell office:value-type="string">
            <text:p><text:tab/>C23 Tracks object A position withing the image, fails if there is no longer a method to predict it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tab/>PathPlanningFocus(target=CarEntry) <text:s text:c="15"/></text:p>
          </table:table-cell>
          <table:table-cell office:value-type="string">
            <text:p><text:tab/>C31 Path planner should set the planning for target A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tab/>TurnTo(target=CarEntry) <text:s text:c="26"/></text:p>
          </table:table-cell>
          <table:table-cell office:value-type="string">
            <text:p><text:tab/>C41 it gets the locations of A from the perception services and turns towards it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tab/>Monitor(target=Stable) <text:s text:c="27"/></text:p>
          </table:table-cell>
          <table:table-cell office:value-type="string">
            <text:p><text:tab/>Wait for specified target event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tab/>PostureControl(pose=stabilization) <text:s text:c="15"/></text:p>
          </table:table-cell>
          <table:table-cell office:value-type="string">
            <text:p><text:tab/>C45 given a pose it executes it 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tab/>PushHMI(data=panoramic_image) <text:s text:c="20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tab/>PushHMI(data=occupancy_grid) <text:s text:c="21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tab/>PushHMI(data=path) <text:s text:c="31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tab/>HMIResponce <text:s text:c="38"/></text:p>
          </table:table-cell>
          <table:table-cell office:value-type="string">
            <text:p><text:tab/>C11 receives data from OCU (TCP/UDP/ROS whatever chosen) and updates the relevant tasks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tab/>Monitor(target=Timeout) <text:s text:c="26"/></text:p>
          </table:table-cell>
          <table:table-cell office:value-type="string">
            <text:p><text:tab/>Wait for specified target event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tab/>FollowPath <text:s text:c="39"/></text:p>
          </table:table-cell>
          <table:table-cell office:value-type="string">
            <text:p><text:tab/>ZMP Walk</text:p>
          </table:table-cell>
          <table:table-cell office:value-type="string">
            <text:p><text:s/>C42 retrieves a path from the path planner and moves the robot along that path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tab/>whilePlaceToThreadIn <text:s text:c="29"/></text:p>
          </table:table-cell>
          <table:table-cell office:value-type="string">
            <text:p><text:tab/>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tab/>untilSpeedAveregeIsLowerThen(kmh=?) <text:s text:c="14"/></text:p>
          </table:table-cell>
          <table:table-cell office:value-type="string">
            <text:p><text:tab/>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tab/>untilOperatorIntervention <text:s text:c="24"/></text:p>
          </table:table-cell>
          <table:table-cell office:value-type="string">
            <text:p><text:tab/>C11</text:p>
          </table:table-cell>
          <table:table-cell office:value-type="string">
            <text:p><text:s/>Task-Condition, that return when Operator needs intervation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tab/>whileSolution <text:s text:c="36"/></text:p>
          </table:table-cell>
          <table:table-cell office:value-type="string">
            <text:p><text:tab/>31</text:p>
          </table:table-cell>
          <table:table-cell office:value-type="string">
            <text:p><text:s/>Task-Condition of PathPlanner, that return <text:s/>when no path planned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tab/>PlanDetour <text:s text:c="39"/></text:p>
          </table:table-cell>
          <table:table-cell office:value-type="string">
            <text:p><text:tab/>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tab/>Stop <text:s text:c="45"/></text:p>
          </table:table-cell>
          <table:table-cell office:value-type="string">
            <text:p><text:tab/>C47 scripted motion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tab/>Monitor(target=Stable) <text:s text:c="27"/></text:p>
          </table:table-cell>
          <table:table-cell office:value-type="string">
            <text:p><text:tab/>Wait for specified target event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tab/>PostureControl(pose=stabilization) <text:s text:c="15"/></text:p>
          </table:table-cell>
          <table:table-cell office:value-type="string">
            <text:p><text:tab/>C45 given a pose it executes it 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tab/>PushHMI(data=panoramic_image) <text:s text:c="20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tab/>HMIResponce <text:s text:c="38"/></text:p>
          </table:table-cell>
          <table:table-cell office:value-type="string">
            <text:p><text:tab/>C11 receives data from OCU (TCP/UDP/ROS whatever chosen) and updates the relevant tasks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tab/>Monitor(target=Timeout) <text:s text:c="26"/></text:p>
          </table:table-cell>
          <table:table-cell office:value-type="string">
            <text:p><text:tab/>Wait for specified target event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tab/>QuasiStaticWalk <text:s text:c="34"/></text:p>
          </table:table-cell>
          <table:table-cell office:value-type="string">
            <text:p><text:tab/>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tab/>SearchObject(target=Doorway,selfPosition=external)</text:p>
          </table:table-cell>
          <table:table-cell office:value-type="string">
            <text:p><text:tab/>C24 Actually moves the robot until the object is visible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tab/>SearchObject(target=Pedals) <text:s text:c="22"/></text:p>
          </table:table-cell>
          <table:table-cell office:value-type="string">
            <text:p><text:tab/>C24 Actually moves the robot until the object is visible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tab/>SearchObject(target=Wheel) <text:s text:c="23"/></text:p>
          </table:table-cell>
          <table:table-cell office:value-type="string">
            <text:p><text:tab/>C24 Actually moves the robot until the object is visible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tab/>SearchObject(target=Seat) <text:s text:c="24"/></text:p>
          </table:table-cell>
          <table:table-cell office:value-type="string">
            <text:p><text:tab/>C24 Actually moves the robot until the object is visible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tab/>SearchObject(target=Bar) <text:s text:c="25"/></text:p>
          </table:table-cell>
          <table:table-cell office:value-type="string">
            <text:p><text:tab/>C24 Actually moves the robot until the object is visible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tab/>Monitor(target=Stable) <text:s text:c="27"/></text:p>
          </table:table-cell>
          <table:table-cell office:value-type="string">
            <text:p><text:tab/>Wait for specified target event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tab/>PostureControl(pose=stabilization) <text:s text:c="15"/></text:p>
          </table:table-cell>
          <table:table-cell office:value-type="string">
            <text:p><text:tab/>C45 given a pose it executes it 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tab/>PushHMI(data=cabin_image) <text:s text:c="24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tab/>PushHMI(data= cabin_parametrics) <text:s text:c="17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tab/>HMIResponce <text:s text:c="38"/></text:p>
          </table:table-cell>
          <table:table-cell office:value-type="string">
            <text:p><text:tab/>C11 receives data from OCU (TCP/UDP/ROS whatever chosen) and updates the relevant tasks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tab/>Monitor(target=Timeout) <text:s text:c="26"/></text:p>
          </table:table-cell>
          <table:table-cell office:value-type="string">
            <text:p><text:tab/>Wait for specified target event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tab/>MountVehicle(param=Mount) <text:s text:c="24"/></text:p>
          </table:table-cell>
          <table:table-cell office:value-type="string">
            <text:p><text:tab/>C46 - mounts the robot onto the car from a given posture (yet to be defined)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tab/>MechanismForStandingUp <text:s text:c="27"/></text:p>
          </table:table-cell>
          <table:table-cell office:value-type="string">
            <text:p><text:tab/>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tab/>SearchObject(target=Wheel) <text:s text:c="23"/></text:p>
          </table:table-cell>
          <table:table-cell office:value-type="string">
            <text:p><text:tab/>C24 Actually moves the robot until the object is visible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tab/>SearchObject(target=HandbrakeBrake) <text:s text:c="14"/></text:p>
          </table:table-cell>
          <table:table-cell office:value-type="string">
            <text:p><text:tab/>C24 Actually moves the robot until the object is visible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tab/>PushHMI(data=inSideCabin_image) <text:s text:c="18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tab/>PushHMI(data= InSideCabin_parametrics) <text:s text:c="11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tab/>HMIResponce <text:s text:c="38"/></text:p>
          </table:table-cell>
          <table:table-cell office:value-type="string">
            <text:p><text:tab/>C11 receives data from OCU (TCP/UDP/ROS whatever chosen) and updates the relevant tasks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tab/>Monitor(target=Timeout) <text:s text:c="26"/></text:p>
          </table:table-cell>
          <table:table-cell office:value-type="string">
            <text:p><text:tab/>Wait for specified target event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tab/>GripSteeringWheel <text:s text:c="32"/></text:p>
          </table:table-cell>
          <table:table-cell office:value-type="string">
            <text:p><text:tab/>C52 - Robot is sitting in vehicle, grip wheel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tab/>CalibrateWheel <text:s text:c="35"/></text:p>
          </table:table-cell>
          <table:table-cell office:value-type="string">
            <text:p><text:tab/>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tab/>PlaceFeetOnPedals <text:s text:c="32"/></text:p>
          </table:table-cell>
          <table:table-cell office:value-type="string">
            <text:p><text:tab/>C52 - move the foots to be on the pedals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tab/>CalibratePedals <text:s text:c="34"/></text:p>
          </table:table-cell>
          <table:table-cell office:value-type="string">
            <text:p><text:tab/>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tab/>GripHandBrake <text:s text:c="36"/></text:p>
          </table:table-cell>
          <table:table-cell office:value-type="string">
            <text:p><text:tab/>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tab/>GripGearStick <text:s text:c="36"/></text:p>
          </table:table-cell>
          <table:table-cell office:value-type="string">
            <text:p><text:tab/>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tab/>PathPlanning <text:s text:c="37"/></text:p>
          </table:table-cell>
          <table:table-cell office:value-type="string">
            <text:p><text:tab/>C31 calculates paths on occupancy grids, fails when it's no longer possible to do so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tab/>PathPlanningFocus(target=FORWARD) <text:s text:c="16"/></text:p>
          </table:table-cell>
          <table:table-cell office:value-type="string">
            <text:p><text:tab/>C31 Path planner should set the planning for target A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tab/>Monitor(target=Stable) <text:s text:c="27"/></text:p>
          </table:table-cell>
          <table:table-cell office:value-type="string">
            <text:p><text:tab/>Wait for specified target event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tab/>PostureControl(pose=stabilization) <text:s text:c="15"/></text:p>
          </table:table-cell>
          <table:table-cell office:value-type="string">
            <text:p><text:tab/>C45 given a pose it executes it 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tab/>PushHMI(data=panoramic_image) <text:s text:c="20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tab/>PushHMI(data= occupancy_grid) <text:s text:c="20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tab/>PushHMI(data= path) <text:s text:c="30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tab/>PushHMI(data= vehicle_parametrics) <text:s text:c="15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tab/>HMIResponce <text:s text:c="38"/></text:p>
          </table:table-cell>
          <table:table-cell office:value-type="string">
            <text:p><text:tab/>C11 receives data from OCU (TCP/UDP/ROS whatever chosen) and updates the relevant tasks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tab/>Monitor(target=Timeout) <text:s text:c="26"/></text:p>
          </table:table-cell>
          <table:table-cell office:value-type="string">
            <text:p><text:tab/>Wait for specified target event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tab/>InitDrive <text:s text:c="40"/></text:p>
          </table:table-cell>
          <table:table-cell office:value-type="string">
            <text:p><text:tab/>C52 - test that the shift is neutral/forward (preconditions of WayPointsDriving), and that the driving can begin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tab/>WayPointsDriving <text:s text:c="33"/></text:p>
          </table:table-cell>
          <table:table-cell office:value-type="string">
            <text:p><text:tab/>C51 - way point driver, asks path from C31 and drives according to it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tab/>FinishDrive <text:s text:c="38"/></text:p>
          </table:table-cell>
          <table:table-cell office:value-type="string">
            <text:p><text:tab/>C52 - finish the driving rutine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tab/>Monitor(target=Stable) <text:s text:c="27"/></text:p>
          </table:table-cell>
          <table:table-cell office:value-type="string">
            <text:p><text:tab/>Wait for specified target event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tab/>PostureControl(pose=stabilization) <text:s text:c="15"/></text:p>
          </table:table-cell>
          <table:table-cell office:value-type="string">
            <text:p><text:tab/>C45 given a pose it executes it 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tab/>PushHMI(data=door_image) <text:s text:c="25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tab/>PushHMI(data=door_parameters) <text:s text:c="20"/></text:p>
          </table:table-cell>
          <table:table-cell office:value-type="string">
            <text:p><text:tab/>data=occupancy_grid - C11 it retrieves the occupancy grid and sends it back to the operator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tab/>HMIResponce <text:s text:c="38"/></text:p>
          </table:table-cell>
          <table:table-cell office:value-type="string">
            <text:p><text:tab/>C11 receives data from OCU (TCP/UDP/ROS whatever chosen) and updates the relevant tasks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tab/>Monitor(target=Timeout) <text:s text:c="26"/></text:p>
          </table:table-cell>
          <table:table-cell office:value-type="string">
            <text:p><text:tab/>Wait for specified target event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tab/>DismountVechicle(param=Dismount) <text:s text:c="17"/></text:p>
          </table:table-cell>
          <table:table-cell office:value-type="string">
            <text:p><text:tab/>C47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tab/>MechanismForStandingUp <text:s text:c="27"/></text:p>
          </table:table-cell>
          <table:table-cell office:value-type="string">
            <text:p><text:tab/>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tab/>RobotGoesSomewhere <text:s text:c="31"/></text:p>
          </table:table-cell>
          <table:table-cell office:value-type="string">
            <text:p><text:tab/></text:p>
          </table:table-cell>
          <table:table-cell/>
        </table:table-row>
      </table:table>
      <table:table table:name="Sheet1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e </meta:initial-creator>
    <meta:creation-date>2013-03-18T15:31:54</meta:creation-date>
    <dc:date>2013-03-19T10:01:13</dc:date>
    <dc:creator>michele </dc:creator>
    <meta:editing-duration>PT18H25M59S</meta:editing-duration>
    <meta:editing-cycles>3</meta:editing-cycles>
    <meta:generator>LibreOffice/3.5$Linux_X86_64 LibreOffice_project/350m1$Build-2</meta:generator>
    <meta:document-statistic meta:table-count="6" meta:cell-count="509" meta:object-count="0"/>
  </office:meta>
</office:document-meta>
</file>